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2.82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508cm" fo:break-before="auto" style:use-optimal-row-height="tru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404c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MonteCarloBlackScholes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  <style:style style:name="ce3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4" style:family="table-cell" style:parent-style-name="Default">
      <style:table-cell-properties fo:border-bottom="0.99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51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6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17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" style:family="table-cell" style:parent-style-name="Default" style:data-style-name="N153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Default" style:data-style-name="N1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" style:family="table-cell" style:parent-style-name="Default" style:data-style-name="N1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" style:family="table-cell" style:parent-style-name="Default" style:data-style-name="N152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gr1" style:family="graphic">
      <style:graphic-properties draw:ole-draw-aspect="1"/>
    </style:style>
    <style:style style:name="T1" style:family="text">
      <style:text-properties style:use-window-font-color="true" style:text-outline="false" style:text-line-through-style="none" style:text-position="0% 100%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T2" style:family="text">
      <style:text-properties fo:color="#0000ff" style:text-outline="false" style:text-line-through-style="none" style:text-position="0% 100%" style:font-name="Arial1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rial1" style:font-size-complex="8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1"/>
        <table:table-column table:style-name="co2" table:number-columns-repeated="244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>
            <text:p>Note: <text:span text:style-name="T1">This sheet requires Obba 3.0 ( </text:span><text:span text:style-name="T2">http://www.obba.info/</text:span><text:span text:style-name="T1"> )</text:span></text:p>
          </table:table-cell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>
            <text:p>Object Viewer</text:p>
          </table:table-cell>
          <table:table-cell table:style-name="ce4"/>
          <table:table-cell/>
          <table:table-cell table:style-name="ce4" office:value-type="string">
            <text:p>Libraries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 office:value-type="string">
            <text:p>Parameters:</text:p>
          </table:table-cell>
          <table:table-cell table:style-name="ce5"/>
          <table:table-cell/>
          <table:table-cell table:style-name="ce5" office:value-type="string">
            <text:p>Load libraries from</text:p>
          </table:table-cell>
          <table:table-cell table:style-name="ce5"/>
          <table:table-cell table:number-columns-repeated="250"/>
        </table:table-row>
        <table:table-row table:style-name="ro1">
          <table:table-cell/>
          <table:table-cell office:value-type="string">
            <text:p>Visibility</text:p>
          </table:table-cell>
          <table:table-cell table:style-name="ce7" table:formula="of:=TRUE()" office:value-type="boolean" office:boolean-value="true">
            <text:p>WAHR</text:p>
          </table:table-cell>
          <table:table-cell/>
          <table:table-cell office:value-type="string">
            <text:p>Path:</text:p>
          </table:table-cell>
          <table:table-cell table:style-name="ce9" office:value-type="string">
            <text:p>lib</text:p>
          </table:table-cell>
          <table:table-cell table:number-columns-repeated="250"/>
        </table:table-row>
        <table:table-row table:style-name="ro1">
          <table:table-cell table:number-columns-repeated="4"/>
          <table:table-cell office:value-type="string">
            <text:p>isRelative:</text:p>
          </table:table-cell>
          <table:table-cell table:style-name="ce10" table:formula="of:=TRUE()" office:value-type="boolean" office:boolean-value="true">
            <text:p>WAHR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 table:number-columns-repeated="253"/>
        </table:table-row>
        <table:table-row table:style-name="ro1">
          <table:table-cell/>
          <table:table-cell table:style-name="ce6" table:formula="of:=INFO.OBBA.OBBA.OBCONTROLPANELSETVISIBLE([.C8])" office:value-type="float" office:value="1">
            <text:p>TRUE</text:p>
          </table:table-cell>
          <table:table-cell table:number-columns-repeated="2"/>
          <table:table-cell table:style-name="ce5" office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1">
          <table:table-cell table:number-columns-repeated="4"/>
          <table:table-cell office:value-type="string">
            <text:p>Loaded:</text:p>
          </table:table-cell>
          <table:table-cell table:formula="of:=INFO.OBBA.OBBA.OBADDALLJARS([.F8];[.F9])" office:value-type="string" office:string-value="/Users/fries/Documents/Development/finmath experiments/spreadsheets/Monte Carlo Simulation of Black Scholes Model/lib">
            <text:p>/Users/fries/Documents/Development/finmath experiments/spreadsheets/Monte Carlo Simulation of Black Scholes Model/lib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>
            <text:p>Obba Version</text:p>
          </table:table-cell>
          <table:table-cell table:style-name="ce4"/>
          <table:table-cell/>
          <table:table-cell table:style-name="ce4" office:value-type="string">
            <text:p>Reference cell below to ensure lib is loaded: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4"/>
          <table:table-cell table:style-name="ce8" table:formula="of:=IF(ISERROR([.F12]);NA();&quot;&quot;)">
            <text:p/>
          </table:table-cell>
          <table:table-cell table:number-columns-repeated="251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 table:number-columns-repeated="253"/>
        </table:table-row>
        <table:table-row table:style-name="ro1">
          <table:table-cell/>
          <table:table-cell office:value-type="string">
            <text:p>Version:</text:p>
          </table:table-cell>
          <table:table-cell table:formula="of:=INFO.OBBA.OBBA.OBGETPROPERTY(&quot;version&quot;)" office:value-type="string" office:string-value="3.1.9">
            <text:p>3.1.9</text:p>
          </table:table-cell>
          <table:table-cell table:number-columns-repeated="253"/>
        </table:table-row>
        <table:table-row table:style-name="ro1" table:number-rows-repeated="104855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onteCarloBlackScholes" table:style-name="ta2" table:print="false">
        <office:forms form:automatic-focus="false" form:apply-design-mode="false"/>
        <table:table-column table:style-name="co6" table:default-cell-style-name="ce12"/>
        <table:table-column table:style-name="co7" table:number-columns-repeated="254" table:default-cell-style-name="ce12"/>
        <table:table-column table:style-name="co7" table:default-cell-style-name="ce28"/>
        <table:table-column table:style-name="co8" table:number-columns-repeated="76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3"/>
          <table:table-cell table:style-name="ce13" table:formula="of:=&quot;Monte Carlo Black Scholes Model: This sheet illustrates the use of the class &quot;&amp;[.F7]" office:value-type="string" office:string-value="Monte Carlo Black Scholes Model: This sheet illustrates the use of the class net.finmath.monteCarlo.assetDerivativeValuation.MonteCarloBlackScholesModel">
            <text:p>Monte Carlo Black Scholes Model: This sheet illustrates the use of the class net.finmath.monteCarlo.assetDerivativeValuation.MonteCarloBlackScholesModel</text:p>
          </table:table-cell>
          <table:table-cell table:style-name="ce13" table:number-columns-repeated="1022"/>
        </table:table-row>
        <table:table-row table:style-name="ro1">
          <table:table-cell table:style-name="ce14"/>
          <table:table-cell table:style-name="ce15" office:value-type="string">
            <text:p>Note: This sheet requires Obba 3.0 ( <text:span text:style-name="T2">http://www.obba.info/</text:span><text:span text:style-name="T1"> )</text:span></text:p>
          </table:table-cell>
          <table:table-cell table:style-name="ce14" table:number-columns-repeated="1022"/>
        </table:table-row>
        <table:table-row table:style-name="ro1">
          <table:table-cell table:style-name="ce14"/>
          <table:table-cell table:style-name="ce16"/>
          <table:table-cell table:style-name="ce14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" office:value-type="string">
            <text:p>Time Discretization</text:p>
          </table:table-cell>
          <table:table-cell table:style-name="ce17"/>
          <table:table-cell/>
          <table:table-cell table:style-name="ce17" office:value-type="string">
            <text:p>Monte Carlo Black Scholes Model</text:p>
          </table:table-cell>
          <table:table-cell table:style-name="ce17"/>
          <table:table-cell/>
          <table:table-cell table:style-name="ce17" office:value-type="string">
            <text:p>European Option</text:p>
          </table:table-cell>
          <table:table-cell table:style-name="ce17"/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className</text:p>
          </table:table-cell>
          <table:table-cell office:value-type="string">
            <text:p>net.finmath.monteCarlo.assetDerivativeValuation.MonteCarloBlackScholesModel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>
            <text:p>Parameters:</text:p>
          </table:table-cell>
          <table:table-cell table:style-name="ce18"/>
          <table:table-cell/>
          <table:table-cell table:style-name="ce18" office:value-type="string">
            <text:p>Parameters:</text:p>
          </table:table-cell>
          <table:table-cell table:style-name="ce18"/>
          <table:table-cell/>
          <table:table-cell table:style-name="ce18" office:value-type="string">
            <text:p>Parameters:</text:p>
          </table:table-cell>
          <table:table-cell table:style-name="ce18"/>
          <table:table-cell table:number-columns-repeated="1015"/>
        </table:table-row>
        <table:table-row table:style-name="ro3">
          <table:table-cell/>
          <table:table-cell table:style-name="ce19" table:formula="of:=INFO.OBBA.OBBA.OBMAKE(&quot;td.start&quot;;&quot;double&quot;;[.C9])" office:value-type="string" office:string-value="td.start &#10;[38]">
            <text:p>td.start </text:p>
            <text:p>[38]</text:p>
          </table:table-cell>
          <table:table-cell office:value-type="float" office:value="0">
            <text:p>0</text:p>
          </table:table-cell>
          <table:table-cell/>
          <table:table-cell table:style-name="ce19" table:formula="of:=[.B14]" office:value-type="string" office:string-value="timeDiscretization &#10;[79]">
            <text:p>timeDiscretization </text:p>
            <text:p>[79]</text:p>
          </table:table-cell>
          <table:table-cell table:number-columns-repeated="2"/>
          <table:table-cell table:style-name="ce19" table:formula="of:=INFO.OBBA.OBBA.OBMAKE(&quot;optionMaturity&quot;;&quot;double&quot;;[.I9])" office:value-type="string" office:string-value="optionMaturity &#10;[37]">
            <text:p>optionMaturity </text:p>
            <text:p>[37]</text:p>
          </table:table-cell>
          <table:table-cell table:style-name="ce22" office:value-type="float" office:value="5">
            <text:p>5</text:p>
          </table:table-cell>
          <table:table-cell table:number-columns-repeated="1015"/>
        </table:table-row>
        <table:table-row table:style-name="ro3">
          <table:table-cell/>
          <table:table-cell table:style-name="ce19" table:formula="of:=INFO.OBBA.OBBA.OBMAKE(&quot;td.num&quot;;&quot;int&quot;;[.C10])" office:value-type="string" office:string-value="td.num &#10;[78]">
            <text:p>td.num </text:p>
            <text:p>[78]</text:p>
          </table:table-cell>
          <table:table-cell office:value-type="float" office:value="20">
            <text:p>20</text:p>
          </table:table-cell>
          <table:table-cell/>
          <table:table-cell table:style-name="ce19" table:formula="of:=INFO.OBBA.OBBA.OBMAKE(&quot;numberOfPaths&quot;;&quot;int&quot;;[.F10])" office:value-type="string" office:string-value="numberOfPaths &#10;[42]">
            <text:p>numberOfPaths </text:p>
            <text:p>[42]</text:p>
          </table:table-cell>
          <table:table-cell office:value-type="float" office:value="10000">
            <text:p>10000</text:p>
          </table:table-cell>
          <table:table-cell/>
          <table:table-cell table:style-name="ce19" table:formula="of:=INFO.OBBA.OBBA.OBMAKE(&quot;optionStrike&quot;;&quot;double&quot;;[.I10])" office:value-type="string" office:string-value="optionStrike &#10;[57]">
            <text:p>optionStrike </text:p>
            <text:p>[57]</text:p>
          </table:table-cell>
          <table:table-cell office:value-type="float" office:value="125">
            <text:p>125</text:p>
          </table:table-cell>
          <table:table-cell table:number-columns-repeated="1015"/>
        </table:table-row>
        <table:table-row table:style-name="ro3">
          <table:table-cell/>
          <table:table-cell table:style-name="ce19" table:formula="of:=INFO.OBBA.OBBA.OBMAKE(&quot;td.step&quot;;&quot;double&quot;;[.C11])" office:value-type="string" office:string-value="td.step &#10;[40]">
            <text:p>td.step </text:p>
            <text:p>[40]</text:p>
          </table:table-cell>
          <table:table-cell office:value-type="float" office:value="0.5">
            <text:p>0,5</text:p>
          </table:table-cell>
          <table:table-cell/>
          <table:table-cell table:style-name="ce19" table:formula="of:=INFO.OBBA.OBBA.OBMAKE(&quot;initialValue&quot;;&quot;double&quot;;[.F11])" office:value-type="string" office:string-value="initialValue &#10;[43]">
            <text:p>initialValue </text:p>
            <text:p>[43]</text:p>
          </table:table-cell>
          <table:table-cell table:style-name="ce22" office:value-type="float" office:value="100">
            <text:p>100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19" table:formula="of:=INFO.OBBA.OBBA.OBMAKE(&quot;riskFreeRate&quot;;&quot;double&quot;;[.F12])" office:value-type="string" office:string-value="riskFreeRate &#10;[44]">
            <text:p>riskFreeRate </text:p>
            <text:p>[44]</text:p>
          </table:table-cell>
          <table:table-cell table:style-name="ce23" office:value-type="percentage" office:value="0.05">
            <text:p>5%</text:p>
          </table:table-cell>
          <table:table-cell/>
          <table:table-cell table:style-name="ce18" office:value-type="string">
            <text:p>Object:</text:p>
          </table:table-cell>
          <table:table-cell table:style-name="ce18"/>
          <table:table-cell table:number-columns-repeated="1015"/>
        </table:table-row>
        <table:table-row table:style-name="ro3">
          <table:table-cell/>
          <table:table-cell table:style-name="ce18" office:value-type="string">
            <text:p>Object:</text:p>
          </table:table-cell>
          <table:table-cell table:style-name="ce18"/>
          <table:table-cell/>
          <table:table-cell table:style-name="ce19" table:formula="of:=INFO.OBBA.OBBA.OBMAKE(&quot;volatility&quot;;&quot;double&quot;;[.F13])" office:value-type="string" office:string-value="volatility &#10;[45]">
            <text:p>volatility </text:p>
            <text:p>[45]</text:p>
          </table:table-cell>
          <table:table-cell table:style-name="ce24" office:value-type="percentage" office:value="0.2">
            <text:p>20%</text:p>
          </table:table-cell>
          <table:table-cell/>
          <table:table-cell table:style-name="ce19" table:formula="of:=INFO.OBBA.OBBA.OBMAKE(&quot;europeanOption&quot;;obLibs&amp;&quot;net.finmath.monteCarlo.assetDerivativeValuation.products.EuropeanOption&quot;;[.H9:.H10])" office:value-type="string" office:string-value="europeanOption &#10;[58]">
            <text:p>europeanOption </text:p>
            <text:p>[58]</text:p>
          </table:table-cell>
          <table:table-cell table:number-columns-repeated="1016"/>
        </table:table-row>
        <table:table-row table:style-name="ro4">
          <table:table-cell/>
          <table:table-cell table:style-name="ce19" table:formula="of:=INFO.OBBA.OBBA.OBMAKE(&quot;timeDiscretization&quot;;obLibs&amp;&quot;net.finmath.time.TimeDiscretization&quot;;[.B9:.B11])" office:value-type="string" office:string-value="timeDiscretization &#10;[79]">
            <text:p>timeDiscretization </text:p>
            <text:p>[79]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ce18" office:value-type="string">
            <text:p>Object:</text:p>
          </table:table-cell>
          <table:table-cell table:style-name="ce18"/>
          <table:table-cell table:number-columns-repeated="1018"/>
        </table:table-row>
        <table:table-row table:style-name="ro4">
          <table:table-cell table:number-columns-repeated="4"/>
          <table:table-cell table:style-name="ce19" table:formula="of:=INFO.OBBA.OBBA.OBMAKE(&quot;monteCarloBlackScholes&quot;;obLibs&amp;&quot;net.finmath.monteCarlo.assetDerivativeValuation.MonteCarloBlackScholesModel&quot;;[.E9:.E13])" office:value-type="string" office:string-value="monteCarloBlackScholes &#10;[80]">
            <text:p>monteCarloBlackScholes </text:p>
            <text:p>[80]</text:p>
          </table:table-cell>
          <table:table-cell table:number-columns-repeated="1019"/>
        </table:table-row>
        <table:table-row table:style-name="ro1">
          <table:table-cell table:number-columns-repeated="7"/>
          <table:table-cell table:style-name="ce25" office:value-type="string">
            <text:p>Result</text:p>
          </table:table-cell>
          <table:table-cell table:style-name="ce25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26" office:value-type="string">
            <text:p>Value:</text:p>
          </table:table-cell>
          <table:table-cell table:style-name="ce27" table:formula="of:=INFO.OBBA.OBBA.OBGET(INFO.OBBA.OBBA.OBCALL(&quot;&quot;;[.H13];&quot;getValue&quot;;[.$E$16]))" office:value-type="float" office:value="18.7754653019463">
            <text:p>18,775</text:p>
          </table:table-cell>
          <table:table-cell table:formula="of:=INFO.OBBA.OBBA.OBGET(INFO.OBBA.OBBA.OBCALL(&quot;&quot;;[.H13];&quot;getValues&quot;;[.$E$16]))" office:value-type="string" office:string-value="{error=0.35477740650139505, value=18.775465301946298}">
            <text:p>{error=0.35477740650139505, value=18.775465301946298}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6" office:value-type="string">
            <text:p>Analytic Benchmark Value:</text:p>
          </table:table-cell>
          <table:table-cell table:style-name="ce27" table:formula="of:=INFO.OBBA.OBBA.OBGET(INFO.OBBA.OBBA.OBCALL(&quot;&quot;;obLibs&amp;&quot;net.finmath.functions.AnalyticFormulas&quot;;&quot;blackScholesOptionValue&quot;;[.E11];[.E12];[.E13];[.H9];[.H10]))" office:value-type="float" office:value="18.8151403570351">
            <text:p>18,815</text:p>
          </table:table-cell>
          <table:table-cell table:number-columns-repeated="1015"/>
        </table:table-row>
        <table:table-row table:style-name="ro1">
          <table:table-cell table:number-columns-repeated="4"/>
          <table:table-cell>
            <draw:frame table:end-cell-address="MonteCarloBlackScholes.H36" table:end-x="0.004cm" table:end-y="0.025cm" draw:z-index="1" draw:name="Chart 2" draw:style-name="gr1" svg:width="8.475cm" svg:height="6.002cm" svg:x="0.002cm" svg:y="0.374cm">
              <draw:object draw:notify-on-update-of-ranges="MonteCarloBlackScholes.E39:MonteCarloBlackScholes.E59 MonteCarloBlackScholes.F39:MonteCarloBlackScholes.F5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style-name="Default">
            <draw:frame table:end-cell-address="MonteCarloBlackScholes.K36" table:end-x="0.003cm" table:end-y="0.025cm" draw:z-index="0" draw:name="Chart 1" draw:style-name="gr1" svg:width="8.474cm" svg:height="6.002cm" svg:x="0.002cm" svg:y="0.374cm">
              <draw:object draw:notify-on-update-of-ranges="MonteCarloBlackScholes.B39:MonteCarloBlackScholes.B288 MonteCarloBlackScholes.C39:MonteCarloBlackScholes.C28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/>
          <table:table-cell table:number-columns-repeated="1015"/>
        </table:table-row>
        <table:table-row table:style-name="ro1" table:number-rows-repeated="15">
          <table:table-cell table:number-columns-repeated="1024"/>
        </table:table-row>
        <table:table-row table:style-name="ro3">
          <table:table-cell/>
          <table:table-cell table:style-name="ce19" table:formula="of:=INFO.OBBA.OBBA.OBCALL(&quot;underlyingValue&quot;;[.E16];&quot;getAssetValue&quot;;[.H9];INFO.OBBA.OBBA.OBMAKE(&quot;&quot;;&quot;int&quot;;0))" office:value-type="string" office:string-value="underlyingValue &#10;[87]">
            <text:p>underlyingValue </text:p>
            <text:p>[87]</text:p>
          </table:table-cell>
          <table:table-cell table:style-name="ce19" table:formula="of:=INFO.OBBA.OBBA.OBCALL(&quot;optionValues&quot;;[.H13];&quot;getValues&quot;;INFO.OBBA.OBBA.OBMAKE(&quot;&quot;;&quot;double&quot;;0);[.$E$16])" office:value-type="string" office:string-value="optionValues &#10;[84]">
            <text:p>optionValues </text:p>
            <text:p>[84]</text:p>
          </table:table-cell>
          <table:table-cell table:number-columns-repeated="1021"/>
        </table:table-row>
        <table:table-row table:style-name="ro1">
          <table:table-cell table:number-columns-repeated="4"/>
          <table:table-cell table:style-name="ce21" office:value-type="float" office:value="15">
            <text:p>15</text:p>
          </table:table-cell>
          <table:table-cell table:style-name="ce21" office:value-type="string">
            <text:p>Histogram</text:p>
          </table:table-cell>
          <table:table-cell table:number-columns-repeated="1018"/>
        </table:table-row>
        <table:table-row table:style-name="ro1">
          <table:table-cell/>
          <table:table-cell table:style-name="ce20" table:number-matrix-columns-spanned="1" table:number-matrix-rows-spanned="250" table:formula="of:=TRANSPOSE(INFO.OBBA.OBBA.OBGET(INFO.OBBA.OBBA.OBCALL(&quot;&quot;;[.B37];&quot;getRealizations&quot;)))" office:value-type="float" office:value="74.7962632634267">
            <text:p>74,8</text:p>
          </table:table-cell>
          <table:table-cell table:style-name="ce20" table:number-matrix-columns-spanned="1" table:number-matrix-rows-spanned="250" table:formula="of:=TRANSPOSE(INFO.OBBA.OBBA.OBGET(INFO.OBBA.OBBA.OBCALL(&quot;&quot;;[.C37];&quot;getRealizations&quot;)))" office:value-type="float" office:value="0">
            <text:p>0,0</text:p>
          </table:table-cell>
          <table:table-cell/>
          <table:table-cell table:style-name="ce21" office:value-type="float" office:value="0">
            <text:p>0</text:p>
          </table:table-cell>
          <table:table-cell table:style-name="ce21" table:number-matrix-columns-spanned="1" table:number-matrix-rows-spanned="21" table:formula="of:=FREQUENCY([.B39:.B288];[.E39:.E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93.008369339043">
            <text:p>93,0</text:p>
          </table:table-cell>
          <table:table-cell table:style-name="ce20" office:value-type="float" office:value="0">
            <text:p>0,0</text:p>
          </table:table-cell>
          <table:table-cell/>
          <table:table-cell table:style-name="ce21" table:formula="of:=[.E39]+[.$E$38]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52.4262587238243">
            <text:p>52,4</text:p>
          </table:table-cell>
          <table:table-cell table:style-name="ce20" office:value-type="float" office:value="0">
            <text:p>0,0</text:p>
          </table:table-cell>
          <table:table-cell/>
          <table:table-cell table:style-name="ce21" table:formula="of:=[.E40]+[.$E$38]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100.465203077162">
            <text:p>100,5</text:p>
          </table:table-cell>
          <table:table-cell table:style-name="ce20" office:value-type="float" office:value="0">
            <text:p>0,0</text:p>
          </table:table-cell>
          <table:table-cell/>
          <table:table-cell table:style-name="ce21" table:formula="of:=[.E41]+[.$E$38]" office:value-type="float" office:value="45">
            <text:p>45</text:p>
          </table:table-cell>
          <table:table-cell table:style-name="ce21" office:value-type="float" office:value="4">
            <text:p>4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207.248319781158">
            <text:p>207,2</text:p>
          </table:table-cell>
          <table:table-cell table:style-name="ce20" office:value-type="float" office:value="64.055055851873">
            <text:p>64,1</text:p>
          </table:table-cell>
          <table:table-cell/>
          <table:table-cell table:style-name="ce21" table:formula="of:=[.E42]+[.$E$38]" office:value-type="float" office:value="60">
            <text:p>60</text:p>
          </table:table-cell>
          <table:table-cell table:style-name="ce21" office:value-type="float" office:value="14">
            <text:p>14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110.133257533491">
            <text:p>110,1</text:p>
          </table:table-cell>
          <table:table-cell table:style-name="ce20" office:value-type="float" office:value="0">
            <text:p>0,0</text:p>
          </table:table-cell>
          <table:table-cell/>
          <table:table-cell table:style-name="ce21" table:formula="of:=[.E43]+[.$E$38]" office:value-type="float" office:value="75">
            <text:p>75</text:p>
          </table:table-cell>
          <table:table-cell table:style-name="ce21" office:value-type="float" office:value="29">
            <text:p>29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56.0942593302277">
            <text:p>56,1</text:p>
          </table:table-cell>
          <table:table-cell table:style-name="ce20" office:value-type="float" office:value="0">
            <text:p>0,0</text:p>
          </table:table-cell>
          <table:table-cell/>
          <table:table-cell table:style-name="ce21" table:formula="of:=[.E44]+[.$E$38]" office:value-type="float" office:value="90">
            <text:p>90</text:p>
          </table:table-cell>
          <table:table-cell table:style-name="ce21" office:value-type="float" office:value="30">
            <text:p>30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67.8578868570857">
            <text:p>67,9</text:p>
          </table:table-cell>
          <table:table-cell table:style-name="ce20" office:value-type="float" office:value="0">
            <text:p>0,0</text:p>
          </table:table-cell>
          <table:table-cell/>
          <table:table-cell table:style-name="ce21" table:formula="of:=[.E45]+[.$E$38]" office:value-type="float" office:value="105">
            <text:p>105</text:p>
          </table:table-cell>
          <table:table-cell table:style-name="ce21" office:value-type="float" office:value="36">
            <text:p>36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146.881510087212">
            <text:p>146,9</text:p>
          </table:table-cell>
          <table:table-cell table:style-name="ce20" office:value-type="float" office:value="17.0413371907057">
            <text:p>17,0</text:p>
          </table:table-cell>
          <table:table-cell/>
          <table:table-cell table:style-name="ce21" table:formula="of:=[.E46]+[.$E$38]" office:value-type="float" office:value="120">
            <text:p>120</text:p>
          </table:table-cell>
          <table:table-cell table:style-name="ce21" office:value-type="float" office:value="26">
            <text:p>26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124.398092905358">
            <text:p>124,4</text:p>
          </table:table-cell>
          <table:table-cell table:style-name="ce20" office:value-type="float" office:value="0">
            <text:p>0,0</text:p>
          </table:table-cell>
          <table:table-cell/>
          <table:table-cell table:style-name="ce21" table:formula="of:=[.E47]+[.$E$38]" office:value-type="float" office:value="135">
            <text:p>135</text:p>
          </table:table-cell>
          <table:table-cell table:style-name="ce21" office:value-type="float" office:value="27">
            <text:p>27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46.754211489291">
            <text:p>46,8</text:p>
          </table:table-cell>
          <table:table-cell table:style-name="ce20" office:value-type="float" office:value="0">
            <text:p>0,0</text:p>
          </table:table-cell>
          <table:table-cell/>
          <table:table-cell table:style-name="ce21" table:formula="of:=[.E48]+[.$E$38]" office:value-type="float" office:value="150">
            <text:p>150</text:p>
          </table:table-cell>
          <table:table-cell table:style-name="ce21" office:value-type="float" office:value="19">
            <text:p>19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81.7141636814179">
            <text:p>81,7</text:p>
          </table:table-cell>
          <table:table-cell table:style-name="ce20" office:value-type="float" office:value="0">
            <text:p>0,0</text:p>
          </table:table-cell>
          <table:table-cell/>
          <table:table-cell table:style-name="ce21" table:formula="of:=[.E49]+[.$E$38]" office:value-type="float" office:value="165">
            <text:p>165</text:p>
          </table:table-cell>
          <table:table-cell table:style-name="ce21" office:value-type="float" office:value="16">
            <text:p>16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50.2159537287319">
            <text:p>50,2</text:p>
          </table:table-cell>
          <table:table-cell table:style-name="ce20" office:value-type="float" office:value="0">
            <text:p>0,0</text:p>
          </table:table-cell>
          <table:table-cell/>
          <table:table-cell table:style-name="ce21" table:formula="of:=[.E50]+[.$E$38]" office:value-type="float" office:value="180">
            <text:p>180</text:p>
          </table:table-cell>
          <table:table-cell table:style-name="ce21" office:value-type="float" office:value="15">
            <text:p>15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114.210988220291">
            <text:p>114,2</text:p>
          </table:table-cell>
          <table:table-cell table:style-name="ce20" office:value-type="float" office:value="0">
            <text:p>0,0</text:p>
          </table:table-cell>
          <table:table-cell/>
          <table:table-cell table:style-name="ce21" table:formula="of:=[.E51]+[.$E$38]" office:value-type="float" office:value="195">
            <text:p>195</text:p>
          </table:table-cell>
          <table:table-cell table:style-name="ce21" office:value-type="float" office:value="6">
            <text:p>6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130.504917955864">
            <text:p>130,5</text:p>
          </table:table-cell>
          <table:table-cell table:style-name="ce20" office:value-type="float" office:value="4.28723441477104">
            <text:p>4,3</text:p>
          </table:table-cell>
          <table:table-cell/>
          <table:table-cell table:style-name="ce21" table:formula="of:=[.E52]+[.$E$38]" office:value-type="float" office:value="210">
            <text:p>210</text:p>
          </table:table-cell>
          <table:table-cell table:style-name="ce21" office:value-type="float" office:value="9">
            <text:p>9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108.852201311448">
            <text:p>108,9</text:p>
          </table:table-cell>
          <table:table-cell table:style-name="ce20" office:value-type="float" office:value="0">
            <text:p>0,0</text:p>
          </table:table-cell>
          <table:table-cell/>
          <table:table-cell table:style-name="ce21" table:formula="of:=[.E53]+[.$E$38]" office:value-type="float" office:value="225">
            <text:p>225</text:p>
          </table:table-cell>
          <table:table-cell table:style-name="ce21" office:value-type="float" office:value="6">
            <text:p>6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141.503347551945">
            <text:p>141,5</text:p>
          </table:table-cell>
          <table:table-cell table:style-name="ce20" office:value-type="float" office:value="12.8528199967542">
            <text:p>12,9</text:p>
          </table:table-cell>
          <table:table-cell/>
          <table:table-cell table:style-name="ce21" table:formula="of:=[.E54]+[.$E$38]" office:value-type="float" office:value="240">
            <text:p>240</text:p>
          </table:table-cell>
          <table:table-cell table:style-name="ce21" office:value-type="float" office:value="3">
            <text:p>3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76.6843629647572">
            <text:p>76,7</text:p>
          </table:table-cell>
          <table:table-cell table:style-name="ce20" office:value-type="float" office:value="0">
            <text:p>0,0</text:p>
          </table:table-cell>
          <table:table-cell/>
          <table:table-cell table:style-name="ce21" table:formula="of:=[.E55]+[.$E$38]" office:value-type="float" office:value="255">
            <text:p>255</text:p>
          </table:table-cell>
          <table:table-cell table:style-name="ce21" office:value-type="float" office:value="3">
            <text:p>3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98.815574153306">
            <text:p>98,8</text:p>
          </table:table-cell>
          <table:table-cell table:style-name="ce20" office:value-type="float" office:value="0">
            <text:p>0,0</text:p>
          </table:table-cell>
          <table:table-cell/>
          <table:table-cell table:style-name="ce21" table:formula="of:=[.E56]+[.$E$38]" office:value-type="float" office:value="270">
            <text:p>270</text:p>
          </table:table-cell>
          <table:table-cell table:style-name="ce21"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171.766793240732">
            <text:p>171,8</text:p>
          </table:table-cell>
          <table:table-cell table:style-name="ce20" office:value-type="float" office:value="36.4220151976204">
            <text:p>36,4</text:p>
          </table:table-cell>
          <table:table-cell/>
          <table:table-cell table:style-name="ce21" table:formula="of:=[.E57]+[.$E$38]" office:value-type="float" office:value="285">
            <text:p>285</text:p>
          </table:table-cell>
          <table:table-cell table:style-name="ce21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79.3025363488465">
            <text:p>79,3</text:p>
          </table:table-cell>
          <table:table-cell table:style-name="ce20" office:value-type="float" office:value="0">
            <text:p>0,0</text:p>
          </table:table-cell>
          <table:table-cell/>
          <table:table-cell table:style-name="ce21" table:formula="of:=[.E58]+[.$E$38]" office:value-type="float" office:value="300">
            <text:p>300</text:p>
          </table:table-cell>
          <table:table-cell table:style-name="ce21" office:value-type="float" office:value="4">
            <text:p>4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141.207713501273">
            <text:p>141,2</text:p>
          </table:table-cell>
          <table:table-cell table:style-name="ce20" office:value-type="float" office:value="12.6225799665885">
            <text:p>12,6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06.331328824213">
            <text:p>206,3</text:p>
          </table:table-cell>
          <table:table-cell table:style-name="ce20" office:value-type="float" office:value="63.3409025765349">
            <text:p>63,3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5.6258119842">
            <text:p>125,6</text:p>
          </table:table-cell>
          <table:table-cell table:style-name="ce20" office:value-type="float" office:value="0.487382863350318">
            <text:p>0,5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7.2423664454858">
            <text:p>67,2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07.326224859682">
            <text:p>207,3</text:p>
          </table:table-cell>
          <table:table-cell table:style-name="ce20" office:value-type="float" office:value="64.1157283880326">
            <text:p>64,1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5.438832052953">
            <text:p>125,4</text:p>
          </table:table-cell>
          <table:table-cell table:style-name="ce20" office:value-type="float" office:value="0.341762746476554">
            <text:p>0,3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8.2558264584996">
            <text:p>68,3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1.1923261099065">
            <text:p>81,2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6.689463562591">
            <text:p>96,7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9.8799597989618">
            <text:p>79,9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0.2817969323553">
            <text:p>90,3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2.3130060664949">
            <text:p>82,3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70.495630172428">
            <text:p>170,5</text:p>
          </table:table-cell>
          <table:table-cell table:style-name="ce20" office:value-type="float" office:value="35.4320324046142">
            <text:p>35,4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55.8251786514694">
            <text:p>55,8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0.189127859449">
            <text:p>110,2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3.664665145728">
            <text:p>113,7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7.6207043231134">
            <text:p>87,6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3.760470302575">
            <text:p>103,8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5.024123326482">
            <text:p>125,0</text:p>
          </table:table-cell>
          <table:table-cell table:style-name="ce20" office:value-type="float" office:value="0.0187872655547662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6.219255974243">
            <text:p>116,2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5.631885770143">
            <text:p>115,6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07.386709643076">
            <text:p>207,4</text:p>
          </table:table-cell>
          <table:table-cell table:style-name="ce20" office:value-type="float" office:value="64.1628339847043">
            <text:p>64,2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39.296164421929">
            <text:p>139,3</text:p>
          </table:table-cell>
          <table:table-cell table:style-name="ce20" office:value-type="float" office:value="11.1338640467159">
            <text:p>11,1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8.5196690782453">
            <text:p>88,5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8.0930198179036">
            <text:p>88,1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4.3533854961529">
            <text:p>74,4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42.480976689688">
            <text:p>142,5</text:p>
          </table:table-cell>
          <table:table-cell table:style-name="ce20" office:value-type="float" office:value="13.6141983347818">
            <text:p>13,6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1.423815966293">
            <text:p>101,4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2.3296039384816">
            <text:p>72,3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62.504708967527">
            <text:p>162,5</text:p>
          </table:table-cell>
          <table:table-cell table:style-name="ce20" office:value-type="float" office:value="29.2086967127754">
            <text:p>29,2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2.7661945203908">
            <text:p>82,8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44.865929236254">
            <text:p>144,9</text:p>
          </table:table-cell>
          <table:table-cell table:style-name="ce20" office:value-type="float" office:value="15.4716012456361">
            <text:p>15,5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6.2615243929575">
            <text:p>96,3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34.708516611448">
            <text:p>134,7</text:p>
          </table:table-cell>
          <table:table-cell table:style-name="ce20" office:value-type="float" office:value="7.56100033945747">
            <text:p>7,6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9.454698005692">
            <text:p>129,5</text:p>
          </table:table-cell>
          <table:table-cell table:style-name="ce20" office:value-type="float" office:value="3.46932229517993">
            <text:p>3,5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8.1565830862315">
            <text:p>88,2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0.1990882950217">
            <text:p>60,2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36.1371539006195">
            <text:p>36,1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0.925924557372">
            <text:p>120,9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2.044848396938">
            <text:p>122,0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79.653777764255">
            <text:p>179,7</text:p>
          </table:table-cell>
          <table:table-cell table:style-name="ce20" office:value-type="float" office:value="42.5644049206127">
            <text:p>42,6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2.8710605900462">
            <text:p>82,9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54.037719036268">
            <text:p>154,0</text:p>
          </table:table-cell>
          <table:table-cell table:style-name="ce20" office:value-type="float" office:value="22.6145983240532">
            <text:p>22,6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0.3010238894097">
            <text:p>80,3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57.9453292646862">
            <text:p>57,9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5.6668564207084">
            <text:p>75,7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9.9726344176389">
            <text:p>70,0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4.255849383594">
            <text:p>114,3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8.536324381251">
            <text:p>128,5</text:p>
          </table:table-cell>
          <table:table-cell table:style-name="ce20" office:value-type="float" office:value="2.75409219731316">
            <text:p>2,8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9.171444711766">
            <text:p>109,2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57.45926522644">
            <text:p>57,5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46.9917502897532">
            <text:p>47,0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0.2137851497289">
            <text:p>70,2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1.694702108299">
            <text:p>101,7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4.4862695028714">
            <text:p>94,5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5.992396399661">
            <text:p>96,0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58.314910633703">
            <text:p>158,3</text:p>
          </table:table-cell>
          <table:table-cell table:style-name="ce20" office:value-type="float" office:value="25.9456784894815">
            <text:p>25,9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2.5986126473985">
            <text:p>72,6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1.2298672943073">
            <text:p>61,2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1.9696838092445">
            <text:p>62,0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45.703667532766">
            <text:p>145,7</text:p>
          </table:table-cell>
          <table:table-cell table:style-name="ce20" office:value-type="float" office:value="16.1240324869682">
            <text:p>16,1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3.555453494754">
            <text:p>123,6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9.5675965684884">
            <text:p>99,6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8.090770070284">
            <text:p>118,1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56.289307438603">
            <text:p>56,3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5.7775886311196">
            <text:p>65,8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5.7472408507451">
            <text:p>75,7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74.06164107605">
            <text:p>174,1</text:p>
          </table:table-cell>
          <table:table-cell table:style-name="ce20" office:value-type="float" office:value="38.2092444887961">
            <text:p>38,2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46.518636685774">
            <text:p>146,5</text:p>
          </table:table-cell>
          <table:table-cell table:style-name="ce20" office:value-type="float" office:value="16.75873110151">
            <text:p>16,8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7.25280446698">
            <text:p>107,3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3.2063127215218">
            <text:p>73,2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45.9888170626581">
            <text:p>46,0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0.0968890485608">
            <text:p>70,1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36.545069597932">
            <text:p>136,5</text:p>
          </table:table-cell>
          <table:table-cell table:style-name="ce20" office:value-type="float" office:value="8.99130924348308">
            <text:p>9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30.025809084883">
            <text:p>130,0</text:p>
          </table:table-cell>
          <table:table-cell table:style-name="ce20" office:value-type="float" office:value="3.91410405087409">
            <text:p>3,9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95.500044564999">
            <text:p>295,5</text:p>
          </table:table-cell>
          <table:table-cell table:style-name="ce20" office:value-type="float" office:value="132.785568220931">
            <text:p>132,8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44.170374114601">
            <text:p>244,2</text:p>
          </table:table-cell>
          <table:table-cell table:style-name="ce20" office:value-type="float" office:value="92.8099806793633">
            <text:p>92,8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52.7263154667707">
            <text:p>52,7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9.1049186873953">
            <text:p>89,1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58.762575223309">
            <text:p>158,8</text:p>
          </table:table-cell>
          <table:table-cell table:style-name="ce20" office:value-type="float" office:value="26.2943200224201">
            <text:p>26,3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3.58503826506">
            <text:p>113,6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79.774739287338">
            <text:p>179,8</text:p>
          </table:table-cell>
          <table:table-cell table:style-name="ce20" office:value-type="float" office:value="42.6586098495108">
            <text:p>42,7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4.2226050275349">
            <text:p>94,2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51.593234213378">
            <text:p>151,6</text:p>
          </table:table-cell>
          <table:table-cell table:style-name="ce20" office:value-type="float" office:value="20.71083162978">
            <text:p>20,7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37.520829624905">
            <text:p>137,5</text:p>
          </table:table-cell>
          <table:table-cell table:style-name="ce20" office:value-type="float" office:value="9.75123191657965">
            <text:p>9,8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45.347262686345">
            <text:p>145,3</text:p>
          </table:table-cell>
          <table:table-cell table:style-name="ce20" office:value-type="float" office:value="15.846464113485">
            <text:p>15,8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8.1152164250732">
            <text:p>88,1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2.4582384107717">
            <text:p>82,5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30.61381122041">
            <text:p>130,6</text:p>
          </table:table-cell>
          <table:table-cell table:style-name="ce20" office:value-type="float" office:value="4.37204057447047">
            <text:p>4,4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58.650374139032">
            <text:p>158,7</text:p>
          </table:table-cell>
          <table:table-cell table:style-name="ce20" office:value-type="float" office:value="26.2069377301242">
            <text:p>26,2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93.239401679125">
            <text:p>293,2</text:p>
          </table:table-cell>
          <table:table-cell table:style-name="ce20" office:value-type="float" office:value="131.024977771168">
            <text:p>131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38.569205202265">
            <text:p>138,6</text:p>
          </table:table-cell>
          <table:table-cell table:style-name="ce20" office:value-type="float" office:value="10.5677076371807">
            <text:p>10,6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5.9616298735269">
            <text:p>86,0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62.421692031528">
            <text:p>162,4</text:p>
          </table:table-cell>
          <table:table-cell table:style-name="ce20" office:value-type="float" office:value="29.1440430580111">
            <text:p>29,1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2.0167937968048">
            <text:p>62,0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50.777854140679">
            <text:p>150,8</text:p>
          </table:table-cell>
          <table:table-cell table:style-name="ce20" office:value-type="float" office:value="20.0758129906612">
            <text:p>20,1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8.2940605098623">
            <text:p>98,3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36.2868177528859">
            <text:p>36,3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2.7857344066744">
            <text:p>82,8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8.5117069892908">
            <text:p>98,5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39.561667630998">
            <text:p>39,6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71.045651910275">
            <text:p>171,0</text:p>
          </table:table-cell>
          <table:table-cell table:style-name="ce20" office:value-type="float" office:value="35.8603897647555">
            <text:p>35,9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78.166215573202">
            <text:p>178,2</text:p>
          </table:table-cell>
          <table:table-cell table:style-name="ce20" office:value-type="float" office:value="41.4058903213525">
            <text:p>41,4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7.9657875463376">
            <text:p>98,0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0.8754593312283">
            <text:p>60,9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9.042786988858">
            <text:p>129,0</text:p>
          </table:table-cell>
          <table:table-cell table:style-name="ce20" office:value-type="float" office:value="3.14852567271331">
            <text:p>3,1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2.0450601031325">
            <text:p>92,0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75.415819644368">
            <text:p>175,4</text:p>
          </table:table-cell>
          <table:table-cell table:style-name="ce20" office:value-type="float" office:value="39.2638798182208">
            <text:p>39,3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45.207359312777">
            <text:p>145,2</text:p>
          </table:table-cell>
          <table:table-cell table:style-name="ce20" office:value-type="float" office:value="15.737507256596">
            <text:p>15,7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9.093098468837">
            <text:p>129,1</text:p>
          </table:table-cell>
          <table:table-cell table:style-name="ce20" office:value-type="float" office:value="3.18770829271894">
            <text:p>3,2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55.166050090887">
            <text:p>155,2</text:p>
          </table:table-cell>
          <table:table-cell table:style-name="ce20" office:value-type="float" office:value="23.4933434329543">
            <text:p>23,5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2.925371891671">
            <text:p>102,9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48.433477975389">
            <text:p>248,4</text:p>
          </table:table-cell>
          <table:table-cell table:style-name="ce20" office:value-type="float" office:value="96.1300893044602">
            <text:p>96,1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66.75472563205">
            <text:p>166,8</text:p>
          </table:table-cell>
          <table:table-cell table:style-name="ce20" office:value-type="float" office:value="32.5186130191725">
            <text:p>32,5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6.7846481804107">
            <text:p>96,8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1.820139534585">
            <text:p>111,8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2.5364280085859">
            <text:p>82,5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3.6611080168">
            <text:p>123,7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33.612490302898">
            <text:p>133,6</text:p>
          </table:table-cell>
          <table:table-cell table:style-name="ce20" office:value-type="float" office:value="6.7074141920919">
            <text:p>6,7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7.41219191837">
            <text:p>117,4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82.063710882825">
            <text:p>182,1</text:p>
          </table:table-cell>
          <table:table-cell table:style-name="ce20" office:value-type="float" office:value="44.4412627205047">
            <text:p>44,4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56.482702681944">
            <text:p>156,5</text:p>
          </table:table-cell>
          <table:table-cell table:style-name="ce20" office:value-type="float" office:value="24.5187535019019">
            <text:p>24,5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6.167705986249">
            <text:p>116,2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99.461150377713">
            <text:p>199,5</text:p>
          </table:table-cell>
          <table:table-cell table:style-name="ce20" office:value-type="float" office:value="57.9904022225603">
            <text:p>58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3.6777219004704">
            <text:p>63,7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09.224466319364">
            <text:p>209,2</text:p>
          </table:table-cell>
          <table:table-cell table:style-name="ce20" office:value-type="float" office:value="65.5940803232922">
            <text:p>65,6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7.037676100148">
            <text:p>107,0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23.148348634359">
            <text:p>223,1</text:p>
          </table:table-cell>
          <table:table-cell table:style-name="ce20" office:value-type="float" office:value="76.4380107736041">
            <text:p>76,4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36.600683257729">
            <text:p>236,6</text:p>
          </table:table-cell>
          <table:table-cell table:style-name="ce20" office:value-type="float" office:value="86.9146995124235">
            <text:p>86,9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3.3662537011913">
            <text:p>83,4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5.641453452248">
            <text:p>105,6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2.6984371310273">
            <text:p>72,7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3.683209877637">
            <text:p>123,7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2.3487554532318">
            <text:p>92,3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1.8294041067945">
            <text:p>91,8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06.753925940567">
            <text:p>206,8</text:p>
          </table:table-cell>
          <table:table-cell table:style-name="ce20" office:value-type="float" office:value="63.6700215416751">
            <text:p>63,7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3.481664604347">
            <text:p>103,5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4.049190962642">
            <text:p>124,0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3.6357278057065">
            <text:p>63,6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6.892365723455">
            <text:p>106,9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92.733893457692">
            <text:p>192,7</text:p>
          </table:table-cell>
          <table:table-cell table:style-name="ce20" office:value-type="float" office:value="52.7512092653254">
            <text:p>52,8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7.1006354442527">
            <text:p>77,1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41.3067356902903">
            <text:p>41,3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45.254745344343">
            <text:p>145,3</text:p>
          </table:table-cell>
          <table:table-cell table:style-name="ce20" office:value-type="float" office:value="15.7744115350863">
            <text:p>15,8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88.067404166978">
            <text:p>188,1</text:p>
          </table:table-cell>
          <table:table-cell table:style-name="ce20" office:value-type="float" office:value="49.1169437515233">
            <text:p>49,1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0.6212636877046">
            <text:p>90,6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328.233160125238">
            <text:p>328,2</text:p>
          </table:table-cell>
          <table:table-cell table:style-name="ce20" office:value-type="float" office:value="158.278144251611">
            <text:p>158,3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5.367906922989">
            <text:p>125,4</text:p>
          </table:table-cell>
          <table:table-cell table:style-name="ce20" office:value-type="float" office:value="0.286526199720931">
            <text:p>0,3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2.76207571277">
            <text:p>112,8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59.783692359224">
            <text:p>259,8</text:p>
          </table:table-cell>
          <table:table-cell table:style-name="ce20" office:value-type="float" office:value="104.969645154619">
            <text:p>105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62.875361295708">
            <text:p>162,9</text:p>
          </table:table-cell>
          <table:table-cell table:style-name="ce20" office:value-type="float" office:value="29.4973610362095">
            <text:p>29,5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72.981004366012">
            <text:p>173,0</text:p>
          </table:table-cell>
          <table:table-cell table:style-name="ce20" office:value-type="float" office:value="37.3676437728027">
            <text:p>37,4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3.60520084084">
            <text:p>83,6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65.612303876067">
            <text:p>165,6</text:p>
          </table:table-cell>
          <table:table-cell table:style-name="ce20" office:value-type="float" office:value="31.6288940610148">
            <text:p>31,6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98.624982327529">
            <text:p>198,6</text:p>
          </table:table-cell>
          <table:table-cell table:style-name="ce20" office:value-type="float" office:value="57.3391938902982">
            <text:p>57,3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42.212494839147">
            <text:p>142,2</text:p>
          </table:table-cell>
          <table:table-cell table:style-name="ce20" office:value-type="float" office:value="13.4051044593401">
            <text:p>13,4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5.354467252819">
            <text:p>125,4</text:p>
          </table:table-cell>
          <table:table-cell table:style-name="ce20" office:value-type="float" office:value="0.276059374068767">
            <text:p>0,3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3.362613772273">
            <text:p>123,4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92.360629802476">
            <text:p>292,4</text:p>
          </table:table-cell>
          <table:table-cell table:style-name="ce20" office:value-type="float" office:value="130.340589545492">
            <text:p>130,3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6.1949519321635">
            <text:p>86,2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2.2027261694183">
            <text:p>92,2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73.888791977153">
            <text:p>173,9</text:p>
          </table:table-cell>
          <table:table-cell table:style-name="ce20" office:value-type="float" office:value="38.0746294752215">
            <text:p>38,1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75.85210273847">
            <text:p>175,9</text:p>
          </table:table-cell>
          <table:table-cell table:style-name="ce20" office:value-type="float" office:value="39.6036574335482">
            <text:p>39,6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1.94475414607">
            <text:p>111,9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30.006080655378">
            <text:p>130,0</text:p>
          </table:table-cell>
          <table:table-cell table:style-name="ce20" office:value-type="float" office:value="3.89873953452721">
            <text:p>3,9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51.691313058642">
            <text:p>151,7</text:p>
          </table:table-cell>
          <table:table-cell table:style-name="ce20" office:value-type="float" office:value="20.7872155112741">
            <text:p>20,8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31.844128693218">
            <text:p>131,8</text:p>
          </table:table-cell>
          <table:table-cell table:style-name="ce20" office:value-type="float" office:value="5.3302127857195">
            <text:p>5,3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6.8028998713998">
            <text:p>76,8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2.152519261305">
            <text:p>102,2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1.271857223059">
            <text:p>111,3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6.627162867543">
            <text:p>116,6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9.1751587965718">
            <text:p>69,2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47.7845885921197">
            <text:p>47,8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5.9348193166811">
            <text:p>85,9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10.895441200229">
            <text:p>210,9</text:p>
          </table:table-cell>
          <table:table-cell table:style-name="ce20" office:value-type="float" office:value="66.8954368690019">
            <text:p>66,9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7.233986269968">
            <text:p>117,2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58.1458496724376">
            <text:p>58,1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8.482466815478">
            <text:p>118,5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1.733848957587">
            <text:p>121,7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5.5258048547198">
            <text:p>95,5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00.333780471404">
            <text:p>200,3</text:p>
          </table:table-cell>
          <table:table-cell table:style-name="ce20" office:value-type="float" office:value="58.6700072228586">
            <text:p>58,7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19.761258373002">
            <text:p>219,8</text:p>
          </table:table-cell>
          <table:table-cell table:style-name="ce20" office:value-type="float" office:value="73.800142225726">
            <text:p>73,8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7.0144033822051">
            <text:p>67,0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13.016359555931">
            <text:p>213,0</text:p>
          </table:table-cell>
          <table:table-cell table:style-name="ce20" office:value-type="float" office:value="68.5472097452531">
            <text:p>68,5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31.330815669635">
            <text:p>231,3</text:p>
          </table:table-cell>
          <table:table-cell table:style-name="ce20" office:value-type="float" office:value="82.8105225081326">
            <text:p>82,8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6.5269318827394">
            <text:p>66,5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5.1035919778487">
            <text:p>65,1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88.38940209077">
            <text:p>188,4</text:p>
          </table:table-cell>
          <table:table-cell table:style-name="ce20" office:value-type="float" office:value="49.3677159867199">
            <text:p>49,4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6.6053112152369">
            <text:p>86,6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49.615796508814">
            <text:p>149,6</text:p>
          </table:table-cell>
          <table:table-cell table:style-name="ce20" office:value-type="float" office:value="19.1708015969908">
            <text:p>19,2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6.6794398196077">
            <text:p>76,7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2.7402783187638">
            <text:p>72,7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94.435170024586">
            <text:p>294,4</text:p>
          </table:table-cell>
          <table:table-cell table:style-name="ce20" office:value-type="float" office:value="131.956243094984">
            <text:p>132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5.1715597981148">
            <text:p>95,2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24.200270930351">
            <text:p>224,2</text:p>
          </table:table-cell>
          <table:table-cell table:style-name="ce20" office:value-type="float" office:value="77.2572486814529">
            <text:p>77,3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32.559534681869">
            <text:p>232,6</text:p>
          </table:table-cell>
          <table:table-cell table:style-name="ce20" office:value-type="float" office:value="83.7674498370356">
            <text:p>83,8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68.014651842327">
            <text:p>168,0</text:p>
          </table:table-cell>
          <table:table-cell table:style-name="ce20" office:value-type="float" office:value="33.4998445383479">
            <text:p>33,5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2.64571649954">
            <text:p>112,6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51.34489793065">
            <text:p>151,3</text:p>
          </table:table-cell>
          <table:table-cell table:style-name="ce20" office:value-type="float" office:value="20.5174271383268">
            <text:p>20,5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31.187887552213">
            <text:p>131,2</text:p>
          </table:table-cell>
          <table:table-cell table:style-name="ce20" office:value-type="float" office:value="4.81913167122157">
            <text:p>4,8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40.614644545749">
            <text:p>140,6</text:p>
          </table:table-cell>
          <table:table-cell table:style-name="ce20" office:value-type="float" office:value="12.1606973996109">
            <text:p>12,2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45.587269888833">
            <text:p>145,6</text:p>
          </table:table-cell>
          <table:table-cell table:style-name="ce20" office:value-type="float" office:value="16.0333819107253">
            <text:p>16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45.327810227221">
            <text:p>145,3</text:p>
          </table:table-cell>
          <table:table-cell table:style-name="ce20" office:value-type="float" office:value="15.8313145230869">
            <text:p>15,8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81.999860628903">
            <text:p>82,0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59.121231515869">
            <text:p>159,1</text:p>
          </table:table-cell>
          <table:table-cell table:style-name="ce20" office:value-type="float" office:value="26.5736418239191">
            <text:p>26,6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9.5156216344793">
            <text:p>99,5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7.2734790750397">
            <text:p>97,3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0.7043322615073">
            <text:p>90,7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1.1401012088843">
            <text:p>71,1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59.5326940528155">
            <text:p>59,5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62.655275988282">
            <text:p>162,7</text:p>
          </table:table-cell>
          <table:table-cell table:style-name="ce20" office:value-type="float" office:value="29.3259584264436">
            <text:p>29,3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41.561489985812">
            <text:p>241,6</text:p>
          </table:table-cell>
          <table:table-cell table:style-name="ce20" office:value-type="float" office:value="90.7781796769204">
            <text:p>90,8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0.13970105738">
            <text:p>100,1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80.966425452159">
            <text:p>181,0</text:p>
          </table:table-cell>
          <table:table-cell table:style-name="ce20" office:value-type="float" office:value="43.5866959678491">
            <text:p>43,6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1.7650746854826">
            <text:p>71,8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59.598584838515">
            <text:p>159,6</text:p>
          </table:table-cell>
          <table:table-cell table:style-name="ce20" office:value-type="float" office:value="26.9454049653983">
            <text:p>26,9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217.863807947634">
            <text:p>217,9</text:p>
          </table:table-cell>
          <table:table-cell table:style-name="ce20" office:value-type="float" office:value="72.3224063486097">
            <text:p>72,3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1.741050070155">
            <text:p>101,7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65.4154475693783">
            <text:p>65,4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304.18881722824">
            <text:p>304,2</text:p>
          </table:table-cell>
          <table:table-cell table:style-name="ce20" office:value-type="float" office:value="139.552391174993">
            <text:p>139,6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2.908406122569">
            <text:p>102,9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80.353880976484">
            <text:p>180,4</text:p>
          </table:table-cell>
          <table:table-cell table:style-name="ce20" office:value-type="float" office:value="43.1096458505273">
            <text:p>43,1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7.7392513847881">
            <text:p>97,7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94.87099925403">
            <text:p>94,9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24.973778424957">
            <text:p>125,0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70.2755160510735">
            <text:p>70,3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79.54632052153">
            <text:p>179,5</text:p>
          </table:table-cell>
          <table:table-cell table:style-name="ce20" office:value-type="float" office:value="42.4807171358316">
            <text:p>42,5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14.417558593602">
            <text:p>114,4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float" office:value="100.642397104967">
            <text:p>100,6</text:p>
          </table:table-cell>
          <table:table-cell table:style-name="ce20" office:value-type="float" office:value="0">
            <text:p>0,0</text:p>
          </table:table-cell>
          <table:table-cell table:number-columns-repeated="1021"/>
        </table:table-row>
        <table:table-row table:style-name="ro1" table:number-rows-repeated="10482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obLibs" table:base-cell-address="$'Load Libs'.$A$1" table:cell-range-address="$'Load Libs'.$E$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5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4P0"/>
    </number:currency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text> $</number:text>
      <number:number number:decimal-places="0" number:min-integer-digits="1" number:grouping="true"/>
      <number:text> </number:text>
    </number:number-style>
    <number:number-style style:name="N119P1" style:volatile="true">
      <number:text> $(</number:text>
      <number:number number:decimal-places="0" number:min-integer-digits="1" number:grouping="true"/>
      <number:text>)</number:text>
    </number:number-style>
    <number:number-style style:name="N119P2" style:volatile="true">
      <number:text> $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 (</number:text>
      <number:number number:decimal-places="2" number:min-integer-digits="1" number:grouping="true"/>
      <number:text>)</number:text>
    </number:number-style>
    <number:number-style style:name="N123P2" style:volatile="true">
      <number:text> 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2" number:min-integer-digits="1" number:grouping="true"/>
      <number:text> </number:text>
    </number:number-style>
    <number:number-style style:name="N127P1" style:volatile="true">
      <number:text> $(</number:text>
      <number:number number:decimal-places="2" number:min-integer-digits="1" number:grouping="true"/>
      <number:text>)</number:text>
    </number:number-style>
    <number:number-style style:name="N127P2" style:volatile="true">
      <number:text> $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3P0" style:volatile="true">
      <number:text>€ </number:text>
      <number:number number:decimal-places="0" number:min-integer-digits="1" number:grouping="true"/>
    </number:number-style>
    <number:number-style style:name="N133">
      <number:text>-€ 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text>€ </number:text>
      <number:number number:decimal-places="0" number:min-integer-digits="1" number:grouping="true"/>
    </number:number-style>
    <number:number-style style:name="N134">
      <style:text-properties fo:color="#ff0000"/>
      <number:text>-€ </number:text>
      <number:number number:decimal-places="0" number:min-integer-digits="1" number:grouping="true"/>
      <style:map style:condition="value()&gt;=0" style:apply-style-name="N134P0"/>
    </number:number-style>
    <number:number-style style:name="N136P0" style:volatile="true">
      <number:text>€ </number:text>
      <number:number number:decimal-places="2" number:min-integer-digits="1" number:grouping="true"/>
    </number:number-style>
    <number:number-style style:name="N136">
      <number:text>-€ 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text>€ </number:text>
      <number:number number:decimal-places="2" number:min-integer-digits="1" number:grouping="true"/>
    </number:number-style>
    <number:number-style style:name="N137">
      <style:text-properties fo:color="#ff0000"/>
      <number:text>-€ </number:text>
      <number:number number:decimal-places="2" number:min-integer-digits="1" number:grouping="true"/>
      <style:map style:condition="value()&gt;=0" style:apply-style-name="N137P0"/>
    </number:number-style>
    <number:number-style style:name="N141P0" style:volatile="true">
      <number:text> € </number:text>
      <number:number number:decimal-places="0" number:min-integer-digits="1" number:grouping="true"/>
      <number:text> </number:text>
    </number:number-style>
    <number:number-style style:name="N141P1" style:volatile="true">
      <number:text>-€ </number:text>
      <number:number number:decimal-places="0" number:min-integer-digits="1" number:grouping="true"/>
      <number:text> </number:text>
    </number:number-style>
    <number:number-style style:name="N141P2" style:volatile="true">
      <number:text> €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number number:decimal-places="0" number:min-integer-digits="1" number:grouping="true"/>
      <number:text> </number:text>
    </number:number-style>
    <number:number-style style:name="N143P1" style:volatile="true">
      <number:text>-</number:text>
      <number:number number:decimal-places="0" number:min-integer-digits="1" number:grouping="true"/>
      <number:text> </number:text>
    </number:number-style>
    <number:number-style style:name="N143P2" style:volatile="true">
      <number:text>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€ </number:text>
      <number:number number:decimal-places="2" number:min-integer-digits="1" number:grouping="true"/>
      <number:text> </number:text>
    </number:number-style>
    <number:number-style style:name="N147P1" style:volatile="true">
      <number:text>-€ </number:text>
      <number:number number:decimal-places="2" number:min-integer-digits="1" number:grouping="true"/>
      <number:text> </number:text>
    </number:number-style>
    <number:number-style style:name="N147P2" style:volatile="true">
      <number:text> €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-</number:text>
      <number:number number:decimal-places="2" number:min-integer-digits="1" number:grouping="true"/>
      <number:text> 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TRUE</number:text>
    </number:number-style>
    <number:number-style style:name="N151P1" style:volatile="true">
      <number:text>TRUE</number:text>
    </number:number-style>
    <number:number-style style:name="N151">
      <number:text>FALSE</number:text>
      <style:map style:condition="value()&gt;0" style:apply-style-name="N151P0"/>
      <style:map style:condition="value()&lt;0" style:apply-style-name="N151P1"/>
    </number:number-style>
    <number:number-style style:name="N152">
      <number:number number:decimal-places="3" number:min-integer-digits="1"/>
    </number:number-style>
    <number:number-style style:name="N153">
      <number:number number:decimal-places="1" number:min-integer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5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3">00.00.0000</text:date>, <text:time style:data-style-name="N2" text:time-value="0000-00-00T13:53:21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teCarloBlackScholes" style:display-name="PageStyle_MonteCarloBlackScho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23T13:54:14</dc:date>
    <meta:generator>LibreOffice/3.6$MacOSX_x86 LibreOffice_project/58f22d5-270d05a-e2abed1-ea17a85-9b5702</meta:generator>
    <meta:editing-duration>PT41S</meta:editing-duration>
    <meta:editing-cycles>2</meta:editing-cycles>
    <meta:document-statistic meta:table-count="2" meta:cell-count="60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53">
      <number:number number:decimal-places="1"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text-properties fo:color="#000000" fo:font-size="8pt" style:font-size-asian="8pt" style:font-family-complex="Arial" style:font-size-complex="8pt"/>
    </style:style>
    <style:style style:name="ch3" style:family="chart">
      <style:chart-properties chart:symbol-type="automatic" chart:treat-empty-cells="ignore"/>
    </style:style>
    <style:style style:name="ch4" style:family="chart" style:data-style-name="N153">
      <style:chart-properties chart:display-label="true" chart:logarithmic="false" chart:reverse-direction="false" text:line-break="false" chart:axis-position="0" chart:axis-label-position="outside-start" chart:tick-mark-position="at-axis"/>
      <style:text-properties fo:color="#000000" fo:font-size="8pt" style:font-size-asian="8pt" style:font-family-complex="Arial" style:font-size-complex="8pt"/>
    </style:style>
    <style:style style:name="ch5" style:family="chart" style:data-style-name="N153">
      <style:chart-properties chart:symbol-type="named-symbol" chart:symbol-name="diamond" chart:symbol-width="0.176cm" chart:symbol-height="0.176cm"/>
      <style:graphic-properties draw:stroke="none" svg:stroke-color="#000080" draw:fill-color="#000080"/>
      <style:text-properties fo:font-size="10pt" style:font-size-asian="10pt" style:font-size-complex="10pt"/>
    </style:style>
    <style:style style:name="ch6" style:family="chart">
      <style:graphic-properties draw:stroke="solid" svg:stroke-width="0.035cm" svg:stroke-color="#808080" draw:fill="solid" draw:fill-color="#ffffff"/>
    </style:style>
    <style:style style:name="ch7" style:family="chart">
      <style:graphic-properties draw:fill-color="#d9d9d9"/>
    </style:style>
  </office:automatic-styles>
  <office:body>
    <office:chart>
      <chart:chart svg:width="8.444cm" svg:height="5.98cm" xlink:href=".." xlink:type="simple" chart:class="chart:scatter" chart:style-name="ch1">
        <chart:title svg:x="2.792cm" svg:y="0.252cm" chart:style-name="ch2">
          <text:p>European Option Payoff</text:p>
        </chart:title>
        <chart:plot-area chart:style-name="ch3" table:cell-range-address="MonteCarloBlackScholes.B39:MonteCarloBlackScholes.C288" svg:x="0.088cm" svg:y="0.98cm" svg:width="8.356cm" svg:height="4.515cm">
          <chartooo:coordinate-region svg:x="1.055cm" svg:y="1.142cm" svg:width="7.029cm" svg:height="3.78cm"/>
          <chart:axis chart:dimension="x" chart:name="primary-x" chart:style-name="ch4"/>
          <chart:axis chart:dimension="y" chart:name="primary-y" chart:style-name="ch4">
            <chart:grid chart:class="major"/>
          </chart:axis>
          <chart:series chart:style-name="ch5" chart:values-cell-range-address="MonteCarloBlackScholes.C39:MonteCarloBlackScholes.C288" chart:class="chart:scatter">
            <chart:domain table:cell-range-address="MonteCarloBlackScholes.B39:MonteCarloBlackScholes.B288"/>
            <chart:data-point chart:repeated="25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4.7962632634267">
                <text:p>74.7962632634267</text:p>
                <draw:g>
                  <svg:desc>MonteCarloBlackScholes.B39:MonteCarloBlackScholes.B288</svg:desc>
                </draw:g>
              </table:table-cell>
              <table:table-cell office:value-type="float" office:value="0">
                <text:p>0</text:p>
                <draw:g>
                  <svg:desc>MonteCarloBlackScholes.C39:MonteCarloBlackScholes.C2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.008369339043">
                <text:p>93.008369339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.4262587238243">
                <text:p>52.4262587238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.465203077162">
                <text:p>100.465203077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7.248319781158">
                <text:p>207.248319781158</text:p>
              </table:table-cell>
              <table:table-cell office:value-type="float" office:value="64.055055851873">
                <text:p>64.0550558518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.133257533491">
                <text:p>110.133257533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.0942593302277">
                <text:p>56.0942593302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.8578868570857">
                <text:p>67.8578868570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6.881510087212">
                <text:p>146.881510087212</text:p>
              </table:table-cell>
              <table:table-cell office:value-type="float" office:value="17.0413371907057">
                <text:p>17.04133719070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4.398092905358">
                <text:p>124.398092905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.754211489291">
                <text:p>46.754211489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.7141636814179">
                <text:p>81.7141636814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.2159537287319">
                <text:p>50.2159537287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4.210988220291">
                <text:p>114.210988220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0.504917955864">
                <text:p>130.504917955864</text:p>
              </table:table-cell>
              <table:table-cell office:value-type="float" office:value="4.28723441477104">
                <text:p>4.287234414771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8.852201311448">
                <text:p>108.852201311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1.503347551945">
                <text:p>141.503347551945</text:p>
              </table:table-cell>
              <table:table-cell office:value-type="float" office:value="12.8528199967542">
                <text:p>12.85281999675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.6843629647572">
                <text:p>76.6843629647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.815574153306">
                <text:p>98.815574153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1.766793240732">
                <text:p>171.766793240732</text:p>
              </table:table-cell>
              <table:table-cell office:value-type="float" office:value="36.4220151976204">
                <text:p>36.42201519762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.3025363488465">
                <text:p>79.3025363488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1.207713501273">
                <text:p>141.207713501273</text:p>
              </table:table-cell>
              <table:table-cell office:value-type="float" office:value="12.6225799665885">
                <text:p>12.62257996658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6.331328824213">
                <text:p>206.331328824213</text:p>
              </table:table-cell>
              <table:table-cell office:value-type="float" office:value="63.3409025765349">
                <text:p>63.34090257653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.6258119842">
                <text:p>125.6258119842</text:p>
              </table:table-cell>
              <table:table-cell office:value-type="float" office:value="0.487382863350318">
                <text:p>0.4873828633503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7.2423664454858">
                <text:p>67.2423664454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7.326224859682">
                <text:p>207.326224859682</text:p>
              </table:table-cell>
              <table:table-cell office:value-type="float" office:value="64.1157283880326">
                <text:p>64.11572838803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5.438832052953">
                <text:p>125.438832052953</text:p>
              </table:table-cell>
              <table:table-cell office:value-type="float" office:value="0.341762746476554">
                <text:p>0.3417627464765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8.2558264584996">
                <text:p>68.2558264584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1.1923261099065">
                <text:p>81.1923261099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.689463562591">
                <text:p>96.689463562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9.8799597989618">
                <text:p>79.8799597989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.2817969323553">
                <text:p>90.2817969323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.3130060664949">
                <text:p>82.3130060664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.495630172428">
                <text:p>170.495630172428</text:p>
              </table:table-cell>
              <table:table-cell office:value-type="float" office:value="35.4320324046142">
                <text:p>35.43203240461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.8251786514694">
                <text:p>55.8251786514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0.189127859449">
                <text:p>110.189127859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3.664665145728">
                <text:p>113.664665145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7.6207043231134">
                <text:p>87.6207043231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3.760470302575">
                <text:p>103.760470302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5.024123326482">
                <text:p>125.024123326482</text:p>
              </table:table-cell>
              <table:table-cell office:value-type="float" office:value="0.0187872655547662">
                <text:p>0.01878726555476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6.219255974243">
                <text:p>116.219255974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5.631885770143">
                <text:p>115.631885770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7.386709643076">
                <text:p>207.386709643076</text:p>
              </table:table-cell>
              <table:table-cell office:value-type="float" office:value="64.1628339847043">
                <text:p>64.16283398470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9.296164421929">
                <text:p>139.296164421929</text:p>
              </table:table-cell>
              <table:table-cell office:value-type="float" office:value="11.1338640467159">
                <text:p>11.13386404671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.5196690782453">
                <text:p>88.5196690782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8.0930198179036">
                <text:p>88.0930198179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4.3533854961529">
                <text:p>74.3533854961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2.480976689688">
                <text:p>142.480976689688</text:p>
              </table:table-cell>
              <table:table-cell office:value-type="float" office:value="13.6141983347818">
                <text:p>13.61419833478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1.423815966293">
                <text:p>101.423815966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2.3296039384816">
                <text:p>72.3296039384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2.504708967527">
                <text:p>162.504708967527</text:p>
              </table:table-cell>
              <table:table-cell office:value-type="float" office:value="29.2086967127754">
                <text:p>29.20869671277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.7661945203908">
                <text:p>82.7661945203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4.865929236254">
                <text:p>144.865929236254</text:p>
              </table:table-cell>
              <table:table-cell office:value-type="float" office:value="15.4716012456361">
                <text:p>15.47160124563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6.2615243929575">
                <text:p>96.2615243929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4.708516611448">
                <text:p>134.708516611448</text:p>
              </table:table-cell>
              <table:table-cell office:value-type="float" office:value="7.56100033945747">
                <text:p>7.561000339457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9.454698005692">
                <text:p>129.454698005692</text:p>
              </table:table-cell>
              <table:table-cell office:value-type="float" office:value="3.46932229517993">
                <text:p>3.469322295179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8.1565830862315">
                <text:p>88.1565830862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.1990882950217">
                <text:p>60.1990882950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6.1371539006195">
                <text:p>36.1371539006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.925924557372">
                <text:p>120.925924557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.044848396938">
                <text:p>122.044848396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9.653777764255">
                <text:p>179.653777764255</text:p>
              </table:table-cell>
              <table:table-cell office:value-type="float" office:value="42.5644049206127">
                <text:p>42.56440492061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2.8710605900462">
                <text:p>82.8710605900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4.037719036268">
                <text:p>154.037719036268</text:p>
              </table:table-cell>
              <table:table-cell office:value-type="float" office:value="22.6145983240532">
                <text:p>22.61459832405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.3010238894097">
                <text:p>80.3010238894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.9453292646862">
                <text:p>57.9453292646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.6668564207084">
                <text:p>75.6668564207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.9726344176389">
                <text:p>69.9726344176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4.255849383594">
                <text:p>114.255849383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8.536324381251">
                <text:p>128.536324381251</text:p>
              </table:table-cell>
              <table:table-cell office:value-type="float" office:value="2.75409219731316">
                <text:p>2.754092197313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9.171444711766">
                <text:p>109.171444711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7.45926522644">
                <text:p>57.45926522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.9917502897532">
                <text:p>46.9917502897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0.2137851497289">
                <text:p>70.2137851497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1.694702108299">
                <text:p>101.694702108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4.4862695028714">
                <text:p>94.4862695028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5.992396399661">
                <text:p>95.992396399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8.314910633703">
                <text:p>158.314910633703</text:p>
              </table:table-cell>
              <table:table-cell office:value-type="float" office:value="25.9456784894815">
                <text:p>25.94567848948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2.5986126473985">
                <text:p>72.5986126473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1.2298672943073">
                <text:p>61.2298672943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1.9696838092445">
                <text:p>61.9696838092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5.703667532766">
                <text:p>145.703667532766</text:p>
              </table:table-cell>
              <table:table-cell office:value-type="float" office:value="16.1240324869682">
                <text:p>16.12403248696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3.555453494754">
                <text:p>123.555453494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.5675965684884">
                <text:p>99.5675965684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8.090770070284">
                <text:p>118.090770070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6.289307438603">
                <text:p>56.289307438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5.7775886311196">
                <text:p>65.7775886311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.7472408507451">
                <text:p>75.7472408507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4.06164107605">
                <text:p>174.06164107605</text:p>
              </table:table-cell>
              <table:table-cell office:value-type="float" office:value="38.2092444887961">
                <text:p>38.20924448879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6.518636685774">
                <text:p>146.518636685774</text:p>
              </table:table-cell>
              <table:table-cell office:value-type="float" office:value="16.75873110151">
                <text:p>16.758731101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7.25280446698">
                <text:p>107.25280446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3.2063127215218">
                <text:p>73.2063127215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.9888170626581">
                <text:p>45.9888170626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.0968890485608">
                <text:p>70.0968890485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6.545069597932">
                <text:p>136.545069597932</text:p>
              </table:table-cell>
              <table:table-cell office:value-type="float" office:value="8.99130924348308">
                <text:p>8.991309243483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0.025809084883">
                <text:p>130.025809084883</text:p>
              </table:table-cell>
              <table:table-cell office:value-type="float" office:value="3.91410405087409">
                <text:p>3.914104050874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5.500044564999">
                <text:p>295.500044564999</text:p>
              </table:table-cell>
              <table:table-cell office:value-type="float" office:value="132.785568220931">
                <text:p>132.7855682209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4.170374114601">
                <text:p>244.170374114601</text:p>
              </table:table-cell>
              <table:table-cell office:value-type="float" office:value="92.8099806793633">
                <text:p>92.80998067936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2.7263154667707">
                <text:p>52.7263154667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9.1049186873953">
                <text:p>89.1049186873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8.762575223309">
                <text:p>158.762575223309</text:p>
              </table:table-cell>
              <table:table-cell office:value-type="float" office:value="26.2943200224201">
                <text:p>26.29432002242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3.58503826506">
                <text:p>113.58503826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9.774739287338">
                <text:p>179.774739287338</text:p>
              </table:table-cell>
              <table:table-cell office:value-type="float" office:value="42.6586098495108">
                <text:p>42.65860984951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4.2226050275349">
                <text:p>94.2226050275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1.593234213378">
                <text:p>151.593234213378</text:p>
              </table:table-cell>
              <table:table-cell office:value-type="float" office:value="20.71083162978">
                <text:p>20.710831629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7.520829624905">
                <text:p>137.520829624905</text:p>
              </table:table-cell>
              <table:table-cell office:value-type="float" office:value="9.75123191657965">
                <text:p>9.751231916579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5.347262686345">
                <text:p>145.347262686345</text:p>
              </table:table-cell>
              <table:table-cell office:value-type="float" office:value="15.846464113485">
                <text:p>15.8464641134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8.1152164250732">
                <text:p>88.1152164250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2.4582384107717">
                <text:p>82.4582384107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0.61381122041">
                <text:p>130.61381122041</text:p>
              </table:table-cell>
              <table:table-cell office:value-type="float" office:value="4.37204057447047">
                <text:p>4.372040574470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8.650374139032">
                <text:p>158.650374139032</text:p>
              </table:table-cell>
              <table:table-cell office:value-type="float" office:value="26.2069377301242">
                <text:p>26.20693773012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3.239401679125">
                <text:p>293.239401679125</text:p>
              </table:table-cell>
              <table:table-cell office:value-type="float" office:value="131.024977771168">
                <text:p>131.0249777711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8.569205202265">
                <text:p>138.569205202265</text:p>
              </table:table-cell>
              <table:table-cell office:value-type="float" office:value="10.5677076371807">
                <text:p>10.56770763718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5.9616298735269">
                <text:p>85.9616298735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2.421692031528">
                <text:p>162.421692031528</text:p>
              </table:table-cell>
              <table:table-cell office:value-type="float" office:value="29.1440430580111">
                <text:p>29.14404305801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2.0167937968048">
                <text:p>62.0167937968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0.777854140679">
                <text:p>150.777854140679</text:p>
              </table:table-cell>
              <table:table-cell office:value-type="float" office:value="20.0758129906612">
                <text:p>20.07581299066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8.2940605098623">
                <text:p>98.2940605098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.2868177528859">
                <text:p>36.2868177528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2.7857344066744">
                <text:p>82.7857344066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8.5117069892908">
                <text:p>98.5117069892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9.561667630998">
                <text:p>39.561667630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1.045651910275">
                <text:p>171.045651910275</text:p>
              </table:table-cell>
              <table:table-cell office:value-type="float" office:value="35.8603897647555">
                <text:p>35.86038976475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8.166215573202">
                <text:p>178.166215573202</text:p>
              </table:table-cell>
              <table:table-cell office:value-type="float" office:value="41.4058903213525">
                <text:p>41.40589032135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7.9657875463376">
                <text:p>97.9657875463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0.8754593312283">
                <text:p>60.8754593312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9.042786988858">
                <text:p>129.042786988858</text:p>
              </table:table-cell>
              <table:table-cell office:value-type="float" office:value="3.14852567271331">
                <text:p>3.148525672713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2.0450601031325">
                <text:p>92.0450601031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5.415819644368">
                <text:p>175.415819644368</text:p>
              </table:table-cell>
              <table:table-cell office:value-type="float" office:value="39.2638798182208">
                <text:p>39.26387981822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.207359312777">
                <text:p>145.207359312777</text:p>
              </table:table-cell>
              <table:table-cell office:value-type="float" office:value="15.737507256596">
                <text:p>15.7375072565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9.093098468837">
                <text:p>129.093098468837</text:p>
              </table:table-cell>
              <table:table-cell office:value-type="float" office:value="3.18770829271894">
                <text:p>3.187708292718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5.166050090887">
                <text:p>155.166050090887</text:p>
              </table:table-cell>
              <table:table-cell office:value-type="float" office:value="23.4933434329543">
                <text:p>23.49334343295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2.925371891671">
                <text:p>102.925371891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8.433477975389">
                <text:p>248.433477975389</text:p>
              </table:table-cell>
              <table:table-cell office:value-type="float" office:value="96.1300893044602">
                <text:p>96.13008930446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6.75472563205">
                <text:p>166.75472563205</text:p>
              </table:table-cell>
              <table:table-cell office:value-type="float" office:value="32.5186130191725">
                <text:p>32.51861301917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6.7846481804107">
                <text:p>96.7846481804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1.820139534585">
                <text:p>111.820139534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2.5364280085859">
                <text:p>82.5364280085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3.6611080168">
                <text:p>123.6611080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3.612490302898">
                <text:p>133.612490302898</text:p>
              </table:table-cell>
              <table:table-cell office:value-type="float" office:value="6.7074141920919">
                <text:p>6.70741419209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7.41219191837">
                <text:p>117.41219191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2.063710882825">
                <text:p>182.063710882825</text:p>
              </table:table-cell>
              <table:table-cell office:value-type="float" office:value="44.4412627205047">
                <text:p>44.44126272050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6.482702681944">
                <text:p>156.482702681944</text:p>
              </table:table-cell>
              <table:table-cell office:value-type="float" office:value="24.5187535019019">
                <text:p>24.51875350190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6.167705986249">
                <text:p>116.167705986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9.461150377713">
                <text:p>199.461150377713</text:p>
              </table:table-cell>
              <table:table-cell office:value-type="float" office:value="57.9904022225603">
                <text:p>57.99040222256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3.6777219004704">
                <text:p>63.6777219004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9.224466319364">
                <text:p>209.224466319364</text:p>
              </table:table-cell>
              <table:table-cell office:value-type="float" office:value="65.5940803232922">
                <text:p>65.59408032329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7.037676100148">
                <text:p>107.037676100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3.148348634359">
                <text:p>223.148348634359</text:p>
              </table:table-cell>
              <table:table-cell office:value-type="float" office:value="76.4380107736041">
                <text:p>76.43801077360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6.600683257729">
                <text:p>236.600683257729</text:p>
              </table:table-cell>
              <table:table-cell office:value-type="float" office:value="86.9146995124235">
                <text:p>86.91469951242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3.3662537011913">
                <text:p>83.3662537011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5.641453452248">
                <text:p>105.641453452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2.6984371310273">
                <text:p>72.6984371310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3.683209877637">
                <text:p>123.683209877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2.3487554532318">
                <text:p>92.3487554532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1.8294041067945">
                <text:p>91.8294041067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6.753925940567">
                <text:p>206.753925940567</text:p>
              </table:table-cell>
              <table:table-cell office:value-type="float" office:value="63.6700215416751">
                <text:p>63.67002154167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3.481664604347">
                <text:p>103.481664604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4.049190962642">
                <text:p>124.049190962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3.6357278057065">
                <text:p>63.6357278057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6.892365723455">
                <text:p>106.892365723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2.733893457692">
                <text:p>192.733893457692</text:p>
              </table:table-cell>
              <table:table-cell office:value-type="float" office:value="52.7512092653254">
                <text:p>52.75120926532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7.1006354442527">
                <text:p>77.1006354442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1.3067356902903">
                <text:p>41.3067356902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5.254745344343">
                <text:p>145.254745344343</text:p>
              </table:table-cell>
              <table:table-cell office:value-type="float" office:value="15.7744115350863">
                <text:p>15.77441153508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8.067404166978">
                <text:p>188.067404166978</text:p>
              </table:table-cell>
              <table:table-cell office:value-type="float" office:value="49.1169437515233">
                <text:p>49.11694375152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0.6212636877046">
                <text:p>90.6212636877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28.233160125238">
                <text:p>328.233160125238</text:p>
              </table:table-cell>
              <table:table-cell office:value-type="float" office:value="158.278144251611">
                <text:p>158.27814425161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5.367906922989">
                <text:p>125.367906922989</text:p>
              </table:table-cell>
              <table:table-cell office:value-type="float" office:value="0.286526199720931">
                <text:p>0.28652619972093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2.76207571277">
                <text:p>112.76207571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9.783692359224">
                <text:p>259.783692359224</text:p>
              </table:table-cell>
              <table:table-cell office:value-type="float" office:value="104.969645154619">
                <text:p>104.9696451546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2.875361295708">
                <text:p>162.875361295708</text:p>
              </table:table-cell>
              <table:table-cell office:value-type="float" office:value="29.4973610362095">
                <text:p>29.49736103620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.981004366012">
                <text:p>172.981004366012</text:p>
              </table:table-cell>
              <table:table-cell office:value-type="float" office:value="37.3676437728027">
                <text:p>37.36764377280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3.60520084084">
                <text:p>83.60520084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5.612303876067">
                <text:p>165.612303876067</text:p>
              </table:table-cell>
              <table:table-cell office:value-type="float" office:value="31.6288940610148">
                <text:p>31.62889406101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8.624982327529">
                <text:p>198.624982327529</text:p>
              </table:table-cell>
              <table:table-cell office:value-type="float" office:value="57.3391938902982">
                <text:p>57.33919389029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2.212494839147">
                <text:p>142.212494839147</text:p>
              </table:table-cell>
              <table:table-cell office:value-type="float" office:value="13.4051044593401">
                <text:p>13.40510445934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5.354467252819">
                <text:p>125.354467252819</text:p>
              </table:table-cell>
              <table:table-cell office:value-type="float" office:value="0.276059374068767">
                <text:p>0.2760593740687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3.362613772273">
                <text:p>123.362613772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92.360629802476">
                <text:p>292.360629802476</text:p>
              </table:table-cell>
              <table:table-cell office:value-type="float" office:value="130.340589545492">
                <text:p>130.3405895454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6.1949519321635">
                <text:p>86.1949519321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2.2027261694183">
                <text:p>92.2027261694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3.888791977153">
                <text:p>173.888791977153</text:p>
              </table:table-cell>
              <table:table-cell office:value-type="float" office:value="38.0746294752215">
                <text:p>38.07462947522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5.85210273847">
                <text:p>175.85210273847</text:p>
              </table:table-cell>
              <table:table-cell office:value-type="float" office:value="39.6036574335482">
                <text:p>39.60365743354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1.94475414607">
                <text:p>111.94475414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0.006080655378">
                <text:p>130.006080655378</text:p>
              </table:table-cell>
              <table:table-cell office:value-type="float" office:value="3.89873953452721">
                <text:p>3.898739534527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1.691313058642">
                <text:p>151.691313058642</text:p>
              </table:table-cell>
              <table:table-cell office:value-type="float" office:value="20.7872155112741">
                <text:p>20.78721551127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1.844128693218">
                <text:p>131.844128693218</text:p>
              </table:table-cell>
              <table:table-cell office:value-type="float" office:value="5.3302127857195">
                <text:p>5.330212785719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6.8028998713998">
                <text:p>76.8028998713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2.152519261305">
                <text:p>102.152519261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1.271857223059">
                <text:p>111.271857223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6.627162867543">
                <text:p>116.627162867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9.1751587965718">
                <text:p>69.1751587965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7.7845885921197">
                <text:p>47.7845885921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5.9348193166811">
                <text:p>85.9348193166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0.895441200229">
                <text:p>210.895441200229</text:p>
              </table:table-cell>
              <table:table-cell office:value-type="float" office:value="66.8954368690019">
                <text:p>66.89543686900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7.233986269968">
                <text:p>117.233986269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8.1458496724376">
                <text:p>58.1458496724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8.482466815478">
                <text:p>118.482466815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1.733848957587">
                <text:p>121.733848957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5.5258048547198">
                <text:p>95.5258048547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0.333780471404">
                <text:p>200.333780471404</text:p>
              </table:table-cell>
              <table:table-cell office:value-type="float" office:value="58.6700072228586">
                <text:p>58.670007222858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9.761258373002">
                <text:p>219.761258373002</text:p>
              </table:table-cell>
              <table:table-cell office:value-type="float" office:value="73.800142225726">
                <text:p>73.80014222572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7.0144033822051">
                <text:p>67.0144033822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3.016359555931">
                <text:p>213.016359555931</text:p>
              </table:table-cell>
              <table:table-cell office:value-type="float" office:value="68.5472097452531">
                <text:p>68.547209745253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31.330815669635">
                <text:p>231.330815669635</text:p>
              </table:table-cell>
              <table:table-cell office:value-type="float" office:value="82.8105225081326">
                <text:p>82.810522508132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6.5269318827394">
                <text:p>66.5269318827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5.1035919778487">
                <text:p>65.1035919778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8.38940209077">
                <text:p>188.38940209077</text:p>
              </table:table-cell>
              <table:table-cell office:value-type="float" office:value="49.3677159867199">
                <text:p>49.36771598671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6.6053112152369">
                <text:p>86.6053112152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9.615796508814">
                <text:p>149.615796508814</text:p>
              </table:table-cell>
              <table:table-cell office:value-type="float" office:value="19.1708015969908">
                <text:p>19.17080159699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6.6794398196077">
                <text:p>76.6794398196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2.7402783187638">
                <text:p>72.7402783187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94.435170024586">
                <text:p>294.435170024586</text:p>
              </table:table-cell>
              <table:table-cell office:value-type="float" office:value="131.956243094984">
                <text:p>131.9562430949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5.1715597981148">
                <text:p>95.171559798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4.200270930351">
                <text:p>224.200270930351</text:p>
              </table:table-cell>
              <table:table-cell office:value-type="float" office:value="77.2572486814529">
                <text:p>77.257248681452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2.559534681869">
                <text:p>232.559534681869</text:p>
              </table:table-cell>
              <table:table-cell office:value-type="float" office:value="83.7674498370356">
                <text:p>83.76744983703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8.014651842327">
                <text:p>168.014651842327</text:p>
              </table:table-cell>
              <table:table-cell office:value-type="float" office:value="33.4998445383479">
                <text:p>33.499844538347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2.64571649954">
                <text:p>112.64571649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1.34489793065">
                <text:p>151.34489793065</text:p>
              </table:table-cell>
              <table:table-cell office:value-type="float" office:value="20.5174271383268">
                <text:p>20.51742713832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1.187887552213">
                <text:p>131.187887552213</text:p>
              </table:table-cell>
              <table:table-cell office:value-type="float" office:value="4.81913167122157">
                <text:p>4.8191316712215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0.614644545749">
                <text:p>140.614644545749</text:p>
              </table:table-cell>
              <table:table-cell office:value-type="float" office:value="12.1606973996109">
                <text:p>12.160697399610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5.587269888833">
                <text:p>145.587269888833</text:p>
              </table:table-cell>
              <table:table-cell office:value-type="float" office:value="16.0333819107253">
                <text:p>16.033381910725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5.327810227221">
                <text:p>145.327810227221</text:p>
              </table:table-cell>
              <table:table-cell office:value-type="float" office:value="15.8313145230869">
                <text:p>15.831314523086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1.999860628903">
                <text:p>81.999860628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9.121231515869">
                <text:p>159.121231515869</text:p>
              </table:table-cell>
              <table:table-cell office:value-type="float" office:value="26.5736418239191">
                <text:p>26.57364182391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9.5156216344793">
                <text:p>99.5156216344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7.2734790750397">
                <text:p>97.2734790750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0.7043322615073">
                <text:p>90.7043322615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1.1401012088843">
                <text:p>71.1401012088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9.5326940528155">
                <text:p>59.5326940528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2.655275988282">
                <text:p>162.655275988282</text:p>
              </table:table-cell>
              <table:table-cell office:value-type="float" office:value="29.3259584264436">
                <text:p>29.32595842644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1.561489985812">
                <text:p>241.561489985812</text:p>
              </table:table-cell>
              <table:table-cell office:value-type="float" office:value="90.7781796769204">
                <text:p>90.77817967692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0.13970105738">
                <text:p>100.13970105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0.966425452159">
                <text:p>180.966425452159</text:p>
              </table:table-cell>
              <table:table-cell office:value-type="float" office:value="43.5866959678491">
                <text:p>43.58669596784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1.7650746854826">
                <text:p>71.7650746854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9.598584838515">
                <text:p>159.598584838515</text:p>
              </table:table-cell>
              <table:table-cell office:value-type="float" office:value="26.9454049653983">
                <text:p>26.945404965398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17.863807947634">
                <text:p>217.863807947634</text:p>
              </table:table-cell>
              <table:table-cell office:value-type="float" office:value="72.3224063486097">
                <text:p>72.322406348609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1.741050070155">
                <text:p>101.741050070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5.4154475693783">
                <text:p>65.4154475693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04.18881722824">
                <text:p>304.18881722824</text:p>
              </table:table-cell>
              <table:table-cell office:value-type="float" office:value="139.552391174993">
                <text:p>139.5523911749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2.908406122569">
                <text:p>102.908406122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80.353880976484">
                <text:p>180.353880976484</text:p>
              </table:table-cell>
              <table:table-cell office:value-type="float" office:value="43.1096458505273">
                <text:p>43.109645850527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7.7392513847881">
                <text:p>97.7392513847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4.87099925403">
                <text:p>94.87099925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4.973778424957">
                <text:p>124.973778424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0.2755160510735">
                <text:p>70.2755160510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9.54632052153">
                <text:p>179.54632052153</text:p>
              </table:table-cell>
              <table:table-cell office:value-type="float" office:value="42.4807171358316">
                <text:p>42.48071713583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4.417558593602">
                <text:p>114.417558593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0.642397104967">
                <text:p>100.64239710496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58f22d5-270d05a-e2abed1-ea17a85-9b5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text-properties fo:color="#000000" fo:font-size="8pt" style:font-size-asian="8pt" style:font-family-complex="Arial" style:font-size-complex="8pt"/>
    </style:style>
    <style:style style:name="ch3" style:family="chart">
      <style:chart-properties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axis-label-position="outside-start" chart:tick-mark-position="at-axis"/>
      <style:text-properties fo:color="#000000" fo:font-size="8pt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1" chart:tick-mark-position="at-axis"/>
      <style:text-properties fo:color="#000000" fo:font-size="8pt" style:font-size-asian="8pt" style:font-family-complex="Arial" style:font-size-complex="8pt"/>
    </style:style>
    <style:style style:name="ch6" style:family="chart" style:data-style-name="N0">
      <style:graphic-properties draw:fill-color="#000080"/>
      <style:text-properties fo:font-size="10pt" style:font-size-asian="10pt" style:font-size-complex="10pt"/>
    </style:style>
    <style:style style:name="ch7" style:family="chart">
      <style:graphic-properties draw:stroke="solid" svg:stroke-width="0.035cm" svg:stroke-color="#808080"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8.444cm" svg:height="5.98cm" xlink:href=".." xlink:type="simple" chart:class="chart:bar" chart:style-name="ch1">
        <chart:title svg:x="3.573cm" svg:y="0.252cm" chart:style-name="ch2">
          <text:p>Distribution</text:p>
        </chart:title>
        <chart:plot-area chart:style-name="ch3" table:cell-range-address="MonteCarloBlackScholes.E39:MonteCarloBlackScholes.F59" chart:data-source-has-labels="column" svg:x="0.25cm" svg:y="0.98cm" svg:width="8.08cm" svg:height="4.571cm">
          <chartooo:coordinate-region svg:x="0.824cm" svg:y="1.142cm" svg:width="7.451cm" svg:height="3.836cm"/>
          <chart:axis chart:dimension="x" chart:name="primary-x" chart:style-name="ch4" chartooo:axis-type="auto">
            <chartooo:date-scale/>
            <chart:categories table:cell-range-address="MonteCarloBlackScholes.E39:MonteCarloBlackScholes.E59"/>
          </chart:axis>
          <chart:axis chart:dimension="y" chart:name="primary-y" chart:style-name="ch5">
            <chart:grid chart:class="major"/>
          </chart:axis>
          <chart:series chart:style-name="ch6" chart:values-cell-range-address="MonteCarloBlackScholes.F39:MonteCarloBlackScholes.F59" chart:class="chart:bar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onteCarloBlackScholes.E39:MonteCarloBlackScholes.E59</svg:desc>
                </draw:g>
              </table:table-cell>
              <table:table-cell office:value-type="float" office:value="0">
                <text:p>0</text:p>
                <draw:g>
                  <svg:desc>MonteCarloBlackScholes.F39:MonteCarloBlackScholes.F59</svg:desc>
                </draw:g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58f22d5-270d05a-e2abed1-ea17a85-9b57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